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5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s(ohm)</text:p>
          </table:table-cell>
          <table:table-cell office:value-type="string" calcext:value-type="string">
            <text:p>Rl(Ohm)</text:p>
          </table:table-cell>
          <table:table-cell office:value-type="string" calcext:value-type="string">
            <text:p>V(volt)</text:p>
          </table:table-cell>
          <table:table-cell table:style-name="Default" office:value-type="string" calcext:value-type="string">
            <text:p>I(ampere)</text:p>
          </table:table-cell>
          <table:table-cell table:style-name="Default" office:value-type="string" calcext:value-type="string">
            <text:p>Pl(watt)</text:p>
          </table:table-cell>
          <table:table-cell table:style-name="Default" office:value-type="string" calcext:value-type="string">
            <text:p>Ren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=V/R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6]/1000" office:value-type="float" office:value="0.04" calcext:value-type="float">
            <text:p>0,04</text:p>
          </table:table-cell>
          <table:table-cell office:value-type="float" office:value="0.541" calcext:value-type="float">
            <text:p>0,541</text:p>
          </table:table-cell>
          <table:table-cell table:formula="of:=[.D6]/([.C6]+[.$B$5])" office:value-type="float" office:value="0.00163919524906072" calcext:value-type="float">
            <text:p>0,0016</text:p>
          </table:table-cell>
          <table:table-cell table:formula="of:=[.D6]*[.E6]" office:value-type="float" office:value="0.00088680462974185" calcext:value-type="float">
            <text:p>0,0009</text:p>
          </table:table-cell>
          <table:table-cell table:formula="of:=[.C6]/([.C6]+[.$B$5])" office:value-type="float" office:value="0.000121197430614471" calcext:value-type="float">
            <text:p>0,00012</text:p>
          </table:table-cell>
          <table:table-cell/>
          <table:table-cell office:value-type="string" calcext:value-type="string">
            <text:p>Pl=V*I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7]/1000" office:value-type="float" office:value="0.08" calcext:value-type="float">
            <text:p>0,08</text:p>
          </table:table-cell>
          <table:table-cell office:value-type="float" office:value="0.976" calcext:value-type="float">
            <text:p>0,976</text:p>
          </table:table-cell>
          <table:table-cell table:formula="of:=[.D7]/([.C7]+[.$B$5])" office:value-type="float" office:value="0.00295685894328648" calcext:value-type="float">
            <text:p>0,0030</text:p>
          </table:table-cell>
          <table:table-cell table:formula="of:=[.D7]*[.E7]" office:value-type="float" office:value="0.0028858943286476" calcext:value-type="float">
            <text:p>0,0029</text:p>
          </table:table-cell>
          <table:table-cell table:formula="of:=[.C7]/([.C7]+[.$B$5])" office:value-type="float" office:value="0.000242365487154629" calcext:value-type="float">
            <text:p>0,00024</text:p>
          </table:table-cell>
          <table:table-cell/>
          <table:table-cell office:value-type="string" calcext:value-type="string">
            <text:p>Rend=Rl/(Rl+Rs)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8]/1000" office:value-type="float" office:value="0.12" calcext:value-type="float">
            <text:p>0,12</text:p>
          </table:table-cell>
          <table:table-cell office:value-type="float" office:value="1.33" calcext:value-type="float">
            <text:p>1,33</text:p>
          </table:table-cell>
          <table:table-cell table:formula="of:=[.D8]/([.C8]+[.$B$5])" office:value-type="float" office:value="0.00402883799830365" calcext:value-type="float">
            <text:p>0,0040</text:p>
          </table:table-cell>
          <table:table-cell table:formula="of:=[.D8]*[.E8]" office:value-type="float" office:value="0.00535835453774385" calcext:value-type="float">
            <text:p>0,0054</text:p>
          </table:table-cell>
          <table:table-cell table:formula="of:=[.C8]/([.C8]+[.$B$5])" office:value-type="float" office:value="0.000363504180298073" calcext:value-type="float">
            <text:p>0,000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9]/1000" office:value-type="float" office:value="0.16" calcext:value-type="float">
            <text:p>0,16</text:p>
          </table:table-cell>
          <table:table-cell office:value-type="float" office:value="1.63" calcext:value-type="float">
            <text:p>1,63</text:p>
          </table:table-cell>
          <table:table-cell table:formula="of:=[.D9]/([.C9]+[.$B$5])" office:value-type="float" office:value="0.00493700024230676" calcext:value-type="float">
            <text:p>0,0049</text:p>
          </table:table-cell>
          <table:table-cell table:formula="of:=[.D9]*[.E9]" office:value-type="float" office:value="0.00804731039496002" calcext:value-type="float">
            <text:p>0,0080</text:p>
          </table:table-cell>
          <table:table-cell table:formula="of:=[.C9]/([.C9]+[.$B$5])" office:value-type="float" office:value="0.000484613520717228" calcext:value-type="float">
            <text:p>0,00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10]/1000" office:value-type="float" office:value="0.2" calcext:value-type="float">
            <text:p>0,2</text:p>
          </table:table-cell>
          <table:table-cell office:value-type="float" office:value="1.89" calcext:value-type="float">
            <text:p>1,89</text:p>
          </table:table-cell>
          <table:table-cell table:formula="of:=[.D10]/([.C10]+[.$B$5])" office:value-type="float" office:value="0.00572380375529982" calcext:value-type="float">
            <text:p>0,0057</text:p>
          </table:table-cell>
          <table:table-cell table:formula="of:=[.D10]*[.E10]" office:value-type="float" office:value="0.0108179890975167" calcext:value-type="float">
            <text:p>0,0108</text:p>
          </table:table-cell>
          <table:table-cell table:formula="of:=[.C10]/([.C10]+[.$B$5])" office:value-type="float" office:value="0.000605693519079346" calcext:value-type="float">
            <text:p>0,000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11]/1000" office:value-type="float" office:value="0.24" calcext:value-type="float">
            <text:p>0,24</text:p>
          </table:table-cell>
          <table:table-cell office:value-type="float" office:value="2.11" calcext:value-type="float">
            <text:p>2,11</text:p>
          </table:table-cell>
          <table:table-cell table:formula="of:=[.D11]/([.C11]+[.$B$5])" office:value-type="float" office:value="0.00638929263565891" calcext:value-type="float">
            <text:p>0,0064</text:p>
          </table:table-cell>
          <table:table-cell table:formula="of:=[.D11]*[.E11]" office:value-type="float" office:value="0.0134814074612403" calcext:value-type="float">
            <text:p>0,0135</text:p>
          </table:table-cell>
          <table:table-cell table:formula="of:=[.C11]/([.C11]+[.$B$5])" office:value-type="float" office:value="0.000726744186046512" calcext:value-type="float">
            <text:p>0,000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12]/1000" office:value-type="float" office:value="0.28" calcext:value-type="float">
            <text:p>0,28</text:p>
          </table:table-cell>
          <table:table-cell office:value-type="float" office:value="2.3" calcext:value-type="float">
            <text:p>2,3</text:p>
          </table:table-cell>
          <table:table-cell table:formula="of:=[.D12]/([.C12]+[.$B$5])" office:value-type="float" office:value="0.00696378830083565" calcext:value-type="float">
            <text:p>0,0070</text:p>
          </table:table-cell>
          <table:table-cell table:formula="of:=[.D12]*[.E12]" office:value-type="float" office:value="0.016016713091922" calcext:value-type="float">
            <text:p>0,0160</text:p>
          </table:table-cell>
          <table:table-cell table:formula="of:=[.C12]/([.C12]+[.$B$5])" office:value-type="float" office:value="0.000847765532275645" calcext:value-type="float">
            <text:p>0,000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13]/1000" office:value-type="float" office:value="0.32" calcext:value-type="float">
            <text:p>0,32</text:p>
          </table:table-cell>
          <table:table-cell office:value-type="float" office:value="2.46" calcext:value-type="float">
            <text:p>2,46</text:p>
          </table:table-cell>
          <table:table-cell table:formula="of:=[.D13]/([.C13]+[.$B$5])" office:value-type="float" office:value="0.00744732380721724" calcext:value-type="float">
            <text:p>0,0074</text:p>
          </table:table-cell>
          <table:table-cell table:formula="of:=[.D13]*[.E13]" office:value-type="float" office:value="0.0183204165657544" calcext:value-type="float">
            <text:p>0,0183</text:p>
          </table:table-cell>
          <table:table-cell table:formula="of:=[.C13]/([.C13]+[.$B$5])" office:value-type="float" office:value="0.000968757568418503" calcext:value-type="float">
            <text:p>0,000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14]/1000" office:value-type="float" office:value="0.36" calcext:value-type="float">
            <text:p>0,36</text:p>
          </table:table-cell>
          <table:table-cell office:value-type="float" office:value="2.61" calcext:value-type="float">
            <text:p>2,61</text:p>
          </table:table-cell>
          <table:table-cell table:formula="of:=[.D14]/([.C14]+[.$B$5])" office:value-type="float" office:value="0.00790047221213222" calcext:value-type="float">
            <text:p>0,0079</text:p>
          </table:table-cell>
          <table:table-cell table:formula="of:=[.D14]*[.E14]" office:value-type="float" office:value="0.0206202324736651" calcext:value-type="float">
            <text:p>0,0206</text:p>
          </table:table-cell>
          <table:table-cell table:formula="of:=[.C14]/([.C14]+[.$B$5])" office:value-type="float" office:value="0.00108972030512169" calcext:value-type="float">
            <text:p>0,00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/1000" office:value-type="float" office:value="0.4" calcext:value-type="float">
            <text:p>0,4</text:p>
          </table:table-cell>
          <table:table-cell office:value-type="float" office:value="2.74" calcext:value-type="float">
            <text:p>2,74</text:p>
          </table:table-cell>
          <table:table-cell table:formula="of:=[.D15]/([.C15]+[.$B$5])" office:value-type="float" office:value="0.00829297820823245" calcext:value-type="float">
            <text:p>0,0083</text:p>
          </table:table-cell>
          <table:table-cell table:formula="of:=[.D15]*[.E15]" office:value-type="float" office:value="0.0227227602905569" calcext:value-type="float">
            <text:p>0,0227</text:p>
          </table:table-cell>
          <table:table-cell table:formula="of:=[.C15]/([.C15]+[.$B$5])" office:value-type="float" office:value="0.00121065375302663" calcext:value-type="float">
            <text:p>0,00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16]/1000" office:value-type="float" office:value="0.44" calcext:value-type="float">
            <text:p>0,44</text:p>
          </table:table-cell>
          <table:table-cell office:value-type="float" office:value="2.86" calcext:value-type="float">
            <text:p>2,86</text:p>
          </table:table-cell>
          <table:table-cell table:formula="of:=[.D16]/([.C16]+[.$B$5])" office:value-type="float" office:value="0.00865512649800266" calcext:value-type="float">
            <text:p>0,0087</text:p>
          </table:table-cell>
          <table:table-cell table:formula="of:=[.D16]*[.E16]" office:value-type="float" office:value="0.0247536617842876" calcext:value-type="float">
            <text:p>0,0248</text:p>
          </table:table-cell>
          <table:table-cell table:formula="of:=[.C16]/([.C16]+[.$B$5])" office:value-type="float" office:value="0.00133155792276964" calcext:value-type="float">
            <text:p>0,00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17]/1000" office:value-type="float" office:value="0.48" calcext:value-type="float">
            <text:p>0,48</text:p>
          </table:table-cell>
          <table:table-cell office:value-type="float" office:value="2.96" calcext:value-type="float">
            <text:p>2,96</text:p>
          </table:table-cell>
          <table:table-cell table:formula="of:=[.D17]/([.C17]+[.$B$5])" office:value-type="float" office:value="0.00895666908738804" calcext:value-type="float">
            <text:p>0,0090</text:p>
          </table:table-cell>
          <table:table-cell table:formula="of:=[.D17]*[.E17]" office:value-type="float" office:value="0.0265117404986686" calcext:value-type="float">
            <text:p>0,0265</text:p>
          </table:table-cell>
          <table:table-cell table:formula="of:=[.C17]/([.C17]+[.$B$5])" office:value-type="float" office:value="0.00145243282498184" calcext:value-type="float">
            <text:p>0,00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[.B18]/1000" office:value-type="float" office:value="0.52" calcext:value-type="float">
            <text:p>0,52</text:p>
          </table:table-cell>
          <table:table-cell office:value-type="float" office:value="3.06" calcext:value-type="float">
            <text:p>3,06</text:p>
          </table:table-cell>
          <table:table-cell table:formula="of:=[.D18]/([.C18]+[.$B$5])" office:value-type="float" office:value="0.00925813869054823" calcext:value-type="float">
            <text:p>0,0093</text:p>
          </table:table-cell>
          <table:table-cell table:formula="of:=[.D18]*[.E18]" office:value-type="float" office:value="0.0283299043930776" calcext:value-type="float">
            <text:p>0,0283</text:p>
          </table:table-cell>
          <table:table-cell table:formula="of:=[.C18]/([.C18]+[.$B$5])" office:value-type="float" office:value="0.00157327847028924" calcext:value-type="float">
            <text:p>0,00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[.B19]/1000" office:value-type="float" office:value="0.56" calcext:value-type="float">
            <text:p>0,56</text:p>
          </table:table-cell>
          <table:table-cell office:value-type="float" office:value="3.15" calcext:value-type="float">
            <text:p>3,15</text:p>
          </table:table-cell>
          <table:table-cell table:formula="of:=[.D19]/([.C19]+[.$B$5])" office:value-type="float" office:value="0.00952928363988383" calcext:value-type="float">
            <text:p>0,0095</text:p>
          </table:table-cell>
          <table:table-cell table:formula="of:=[.D19]*[.E19]" office:value-type="float" office:value="0.0300172434656341" calcext:value-type="float">
            <text:p>0,0300</text:p>
          </table:table-cell>
          <table:table-cell table:formula="of:=[.C19]/([.C19]+[.$B$5])" office:value-type="float" office:value="0.00169409486931268" calcext:value-type="float">
            <text:p>0,00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B20]/1000" office:value-type="float" office:value="0.6" calcext:value-type="float">
            <text:p>0,6</text:p>
          </table:table-cell>
          <table:table-cell office:value-type="float" office:value="3.23" calcext:value-type="float">
            <text:p>3,23</text:p>
          </table:table-cell>
          <table:table-cell table:formula="of:=[.D20]/([.C20]+[.$B$5])" office:value-type="float" office:value="0.00977011494252874" calcext:value-type="float">
            <text:p>0,0098</text:p>
          </table:table-cell>
          <table:table-cell table:formula="of:=[.D20]*[.E20]" office:value-type="float" office:value="0.0315574712643678" calcext:value-type="float">
            <text:p>0,0316</text:p>
          </table:table-cell>
          <table:table-cell table:formula="of:=[.C20]/([.C20]+[.$B$5])" office:value-type="float" office:value="0.00181488203266788" calcext:value-type="float">
            <text:p>0,00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[.B21]/1000" office:value-type="float" office:value="0.64" calcext:value-type="float">
            <text:p>0,64</text:p>
          </table:table-cell>
          <table:table-cell office:value-type="float" office:value="3.3" calcext:value-type="float">
            <text:p>3,3</text:p>
          </table:table-cell>
          <table:table-cell table:formula="of:=[.D21]/([.C21]+[.$B$5])" office:value-type="float" office:value="0.00998064360029035" calcext:value-type="float">
            <text:p>0,0100</text:p>
          </table:table-cell>
          <table:table-cell table:formula="of:=[.D21]*[.E21]" office:value-type="float" office:value="0.0329361238809581" calcext:value-type="float">
            <text:p>0,0329</text:p>
          </table:table-cell>
          <table:table-cell table:formula="of:=[.C21]/([.C21]+[.$B$5])" office:value-type="float" office:value="0.0019356399709654" calcext:value-type="float">
            <text:p>0,00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[.B22]/1000" office:value-type="float" office:value="0.68" calcext:value-type="float">
            <text:p>0,68</text:p>
          </table:table-cell>
          <table:table-cell office:value-type="float" office:value="3.37" calcext:value-type="float">
            <text:p>3,37</text:p>
          </table:table-cell>
          <table:table-cell table:formula="of:=[.D22]/([.C22]+[.$B$5])" office:value-type="float" office:value="0.010191121325753" calcext:value-type="float">
            <text:p>0,0102</text:p>
          </table:table-cell>
          <table:table-cell table:formula="of:=[.D22]*[.E22]" office:value-type="float" office:value="0.0343440788677876" calcext:value-type="float">
            <text:p>0,0343</text:p>
          </table:table-cell>
          <table:table-cell table:formula="of:=[.C22]/([.C22]+[.$B$5])" office:value-type="float" office:value="0.00205636869481069" calcext:value-type="float">
            <text:p>0,00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[.B23]/1000" office:value-type="float" office:value="0.72" calcext:value-type="float">
            <text:p>0,72</text:p>
          </table:table-cell>
          <table:table-cell office:value-type="float" office:value="3.43" calcext:value-type="float">
            <text:p>3,43</text:p>
          </table:table-cell>
          <table:table-cell table:formula="of:=[.D23]/([.C23]+[.$B$5])" office:value-type="float" office:value="0.0103713110788582" calcext:value-type="float">
            <text:p>0,0104</text:p>
          </table:table-cell>
          <table:table-cell table:formula="of:=[.D23]*[.E23]" office:value-type="float" office:value="0.0355735970004838" calcext:value-type="float">
            <text:p>0,0356</text:p>
          </table:table-cell>
          <table:table-cell table:formula="of:=[.C23]/([.C23]+[.$B$5])" office:value-type="float" office:value="0.00217706821480406" calcext:value-type="float">
            <text:p>0,00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[.B24]/1000" office:value-type="float" office:value="0.76" calcext:value-type="float">
            <text:p>0,76</text:p>
          </table:table-cell>
          <table:table-cell office:value-type="float" office:value="3.49" calcext:value-type="float">
            <text:p>3,49</text:p>
          </table:table-cell>
          <table:table-cell table:formula="of:=[.D24]/([.C24]+[.$B$5])" office:value-type="float" office:value="0.0105514572499698" calcext:value-type="float">
            <text:p>0,0106</text:p>
          </table:table-cell>
          <table:table-cell table:formula="of:=[.D24]*[.E24]" office:value-type="float" office:value="0.0368245858023945" calcext:value-type="float">
            <text:p>0,0368</text:p>
          </table:table-cell>
          <table:table-cell table:formula="of:=[.C24]/([.C24]+[.$B$5])" office:value-type="float" office:value="0.00229773854154069" calcext:value-type="float">
            <text:p>0,002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B25]/1000" office:value-type="float" office:value="0.8" calcext:value-type="float">
            <text:p>0,8</text:p>
          </table:table-cell>
          <table:table-cell office:value-type="float" office:value="3.54" calcext:value-type="float">
            <text:p>3,54</text:p>
          </table:table-cell>
          <table:table-cell table:formula="of:=[.D25]/([.C25]+[.$B$5])" office:value-type="float" office:value="0.0107013301088271" calcext:value-type="float">
            <text:p>0,0107</text:p>
          </table:table-cell>
          <table:table-cell table:formula="of:=[.D25]*[.E25]" office:value-type="float" office:value="0.0378827085852479" calcext:value-type="float">
            <text:p>0,0379</text:p>
          </table:table-cell>
          <table:table-cell table:formula="of:=[.C25]/([.C25]+[.$B$5])" office:value-type="float" office:value="0.00241837968561064" calcext:value-type="float">
            <text:p>0,00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[.B26]/1000" office:value-type="float" office:value="0.84" calcext:value-type="float">
            <text:p>0,84</text:p>
          </table:table-cell>
          <table:table-cell office:value-type="float" office:value="3.59" calcext:value-type="float">
            <text:p>3,59</text:p>
          </table:table-cell>
          <table:table-cell table:formula="of:=[.D26]/([.C26]+[.$B$5])" office:value-type="float" office:value="0.0108511667271189" calcext:value-type="float">
            <text:p>0,0109</text:p>
          </table:table-cell>
          <table:table-cell table:formula="of:=[.D26]*[.E26]" office:value-type="float" office:value="0.0389556885503567" calcext:value-type="float">
            <text:p>0,0390</text:p>
          </table:table-cell>
          <table:table-cell table:formula="of:=[.C26]/([.C26]+[.$B$5])" office:value-type="float" office:value="0.00253899165759884" calcext:value-type="float">
            <text:p>0,00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[.B27]/1000" office:value-type="float" office:value="0.88" calcext:value-type="float">
            <text:p>0,88</text:p>
          </table:table-cell>
          <table:table-cell office:value-type="float" office:value="3.64" calcext:value-type="float">
            <text:p>3,64</text:p>
          </table:table-cell>
          <table:table-cell table:formula="of:=[.D27]/([.C27]+[.$B$5])" office:value-type="float" office:value="0.0110009671179884" calcext:value-type="float">
            <text:p>0,0110</text:p>
          </table:table-cell>
          <table:table-cell table:formula="of:=[.D27]*[.E27]" office:value-type="float" office:value="0.0400435203094778" calcext:value-type="float">
            <text:p>0,0400</text:p>
          </table:table-cell>
          <table:table-cell table:formula="of:=[.C27]/([.C27]+[.$B$5])" office:value-type="float" office:value="0.00265957446808511" calcext:value-type="float">
            <text:p>0,002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[.B28]/1000" office:value-type="float" office:value="0.92" calcext:value-type="float">
            <text:p>0,92</text:p>
          </table:table-cell>
          <table:table-cell office:value-type="float" office:value="3.68" calcext:value-type="float">
            <text:p>3,68</text:p>
          </table:table-cell>
          <table:table-cell table:formula="of:=[.D28]/([.C28]+[.$B$5])" office:value-type="float" office:value="0.0111205125105766" calcext:value-type="float">
            <text:p>0,0111</text:p>
          </table:table-cell>
          <table:table-cell table:formula="of:=[.D28]*[.E28]" office:value-type="float" office:value="0.0409234860389218" calcext:value-type="float">
            <text:p>0,0409</text:p>
          </table:table-cell>
          <table:table-cell table:formula="of:=[.C28]/([.C28]+[.$B$5])" office:value-type="float" office:value="0.00278012812764414" calcext:value-type="float">
            <text:p>0,00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[.B29]/1000" office:value-type="float" office:value="0.96" calcext:value-type="float">
            <text:p>0,96</text:p>
          </table:table-cell>
          <table:table-cell office:value-type="float" office:value="3.72" calcext:value-type="float">
            <text:p>3,72</text:p>
          </table:table-cell>
          <table:table-cell table:formula="of:=[.D29]/([.C29]+[.$B$5])" office:value-type="float" office:value="0.0112400290065265" calcext:value-type="float">
            <text:p>0,0112</text:p>
          </table:table-cell>
          <table:table-cell table:formula="of:=[.D29]*[.E29]" office:value-type="float" office:value="0.0418129079042785" calcext:value-type="float">
            <text:p>0,0418</text:p>
          </table:table-cell>
          <table:table-cell table:formula="of:=[.C29]/([.C29]+[.$B$5])" office:value-type="float" office:value="0.00290065264684554" calcext:value-type="float">
            <text:p>0,00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30]/1000" office:value-type="float" office:value="1" calcext:value-type="float">
            <text:p>1</text:p>
          </table:table-cell>
          <table:table-cell office:value-type="float" office:value="3.76" calcext:value-type="float">
            <text:p>3,76</text:p>
          </table:table-cell>
          <table:table-cell table:formula="of:=[.D30]/([.C30]+[.$B$5])" office:value-type="float" office:value="0.0113595166163142" calcext:value-type="float">
            <text:p>0,0114</text:p>
          </table:table-cell>
          <table:table-cell table:formula="of:=[.D30]*[.E30]" office:value-type="float" office:value="0.0427117824773414" calcext:value-type="float">
            <text:p>0,0427</text:p>
          </table:table-cell>
          <table:table-cell table:formula="of:=[.C30]/([.C30]+[.$B$5])" office:value-type="float" office:value="0.00302114803625378" calcext:value-type="float">
            <text:p>0,003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16">
      <number:number number:decimal-places="7" loext:min-decimal-places="7" number:min-integer-digits="1" number:grouping="true"/>
    </number:number-style>
    <number:number-style style:name="N117">
      <number:number number:decimal-places="8" loext:min-decimal-places="8" number:min-integer-digits="1" number:grouping="true"/>
    </number:number-style>
    <number:number-style style:name="N118">
      <number:number number:decimal-places="9" loext:min-decimal-places="9" number:min-integer-digits="1" number:grouping="true"/>
    </number:number-style>
    <number:number-style style:name="N119">
      <number:number number:decimal-places="10" loext:min-decimal-places="10" number:min-integer-digits="1" number:grouping="true"/>
    </number:number-style>
    <number:number-style style:name="N120">
      <number:number number:decimal-places="11" loext:min-decimal-places="11" number:min-integer-digits="1" number:grouping="true"/>
    </number:number-style>
    <number:number-style style:name="N121">
      <number:number number:decimal-places="12" loext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0T12:02:25.293000000</meta:creation-date>
    <dc:date>2022-02-20T12:52:56.031000000</dc:date>
    <meta:editing-duration>PT9M27S</meta:editing-duration>
    <meta:editing-cycles>3</meta:editing-cycles>
    <meta:generator>LibreOffice/6.4.2.2$Windows_X86_64 LibreOffice_project/4e471d8c02c9c90f512f7f9ead8875b57fcb1ec3</meta:generator>
    <meta:document-statistic meta:table-count="1" meta:cell-count="165" meta:object-count="0"/>
  </office:meta>
</office:document-meta>
</file>